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8c9" officeooo:paragraph-rsid="001d98c9"/>
    </style:style>
    <style:style style:name="P2" style:family="paragraph" style:parent-style-name="Standard">
      <style:text-properties officeooo:rsid="001f5710" officeooo:paragraph-rsid="001f5710"/>
    </style:style>
    <style:style style:name="P3" style:family="paragraph" style:parent-style-name="Standard">
      <style:text-properties officeooo:rsid="00218f10" officeooo:paragraph-rsid="00218f10"/>
    </style:style>
    <style:style style:name="P4" style:family="paragraph" style:parent-style-name="Standard">
      <style:text-properties officeooo:rsid="0022b884" officeooo:paragraph-rsid="0022b884"/>
    </style:style>
    <style:style style:name="P5" style:family="paragraph" style:parent-style-name="Standard">
      <style:text-properties officeooo:rsid="00289d09" officeooo:paragraph-rsid="00289d09"/>
    </style:style>
    <style:style style:name="P6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-11-19</text:p>
      <text:p text:style-name="P1">FLASH html</text:p>
      <text:p text:style-name="Standard"><text:a xlink:type="simple" xlink:href="https://www.youtube.com/watch?v=bxFaa_FNdL4" text:style-name="Internet_20_link" text:visited-style-name="Visited_20_Internet_20_Link">https://www.youtube.com/watch?v=bxFaa_FNdL4</text:a></text:p>
      <text:p text:style-name="P2"/>
      <text:p text:style-name="P2">VIEW IMAGE IN SERVER</text:p>
      <text:p text:style-name="P3">PART 1</text:p>
      <text:p text:style-name="Standard"><text:a xlink:type="simple" xlink:href="https://www.youtube.com/watch?v=Y2fMCxLz6wM" text:style-name="Internet_20_link" text:visited-style-name="Visited_20_Internet_20_Link">https://www.youtube.com/watch?v=Y2fMCxLz6wM</text:a></text:p>
      <text:p text:style-name="Standard"/>
      <text:p text:style-name="P3">PART 2</text:p>
      <text:p text:style-name="Standard"><text:a xlink:type="simple" xlink:href="https://towardsdatascience.com/building-a-flask-api-to-automatically-extract-named-entities-using-spacy-2fd3f54ebbc6" text:style-name="Internet_20_link" text:visited-style-name="Visited_20_Internet_20_Link">https://towardsdatascience.com/building-a-flask-api-to-automatically-extract-named-entities-using-spacy-2fd3f54ebbc6</text:a></text:p>
      <text:p text:style-name="Standard"/>
      <text:p text:style-name="Standard"/>
      <text:p text:style-name="P3">NLP MODEL TO FLASK</text:p>
      <text:p text:style-name="Standard"><text:a xlink:type="simple" xlink:href="https://medium.com/python-pandemonium/build-simple-restful-api-with-python-and-flask-part-2-724ebf04d12" text:style-name="Internet_20_link" text:visited-style-name="Visited_20_Internet_20_Link">https://medium.com/python-pandemonium/build-simple-restful-api-with-python-and-flask-part-2-724ebf04d12</text:a></text:p>
      <text:p text:style-name="Standard"/>
      <text:p text:style-name="Standard"/>
      <text:p text:style-name="P3">JSON</text:p>
      <text:p text:style-name="Standard"><text:a xlink:type="simple" xlink:href="https://medium.com/python-pandemonium/json-the-python-way-91aac95d4041" text:style-name="Internet_20_link" text:visited-style-name="Visited_20_Internet_20_Link">https://medium.com/python-pandemonium/json-the-python-way-91aac95d4041</text:a></text:p>
      <text:p text:style-name="Standard"/>
      <text:p text:style-name="Standard"/>
      <text:p text:style-name="P4">FLASK API STEP BY STEP</text:p>
      <text:p text:style-name="Standard"><text:a xlink:type="simple" xlink:href="https://medium.com/python-pandemonium/build-simple-restful-api-with-python-and-flask-part-1-fae9ff66a706" text:style-name="Internet_20_link" text:visited-style-name="Visited_20_Internet_20_Link">https://medium.com/python-pandemonium/build-simple-restful-api-with-python-and-flask-part-1-fae9ff66a706</text:a></text:p>
      <text:p text:style-name="Standard"/>
      <text:p text:style-name="Standard"/>
      <text:p text:style-name="Standard">/<text:bookmark-start text:name="__DdeLink__64_2100745160"/>home/thamizharasi/PycharmProjects/tamil<text:bookmark-end text:name="__DdeLink__64_2100745160"/></text:p>
      <text:p text:style-name="P6"/>
      <text:p text:style-name="P5">3-11-19</text:p>
      <text:p text:style-name="P5"/>
      <text:p text:style-name="P5"><text:a xlink:type="simple" xlink:href="https://medium.com/@marwan.debbiche/how-to-serve-a-machine-learning-model-through-a-flask-api-f818aa36b63d" text:style-name="Internet_20_link" text:visited-style-name="Visited_20_Internet_20_Link">https://medium.com/@marwan.debbiche/how-to-serve-a-machine-learning-model-through-a-flask-api-f818aa36b63d</text:a></text:p>
      <text:p text:style-name="P5"/>
      <text:p text:style-name="P5"/>
      <text:p text:style-name="P5"><text:a xlink:type="simple" xlink:href="https://www.youtube.com/watch?v=6WruncSoCdI" text:style-name="Internet_20_link" text:visited-style-name="Visited_20_Internet_20_Link">https://www.youtube.com/watch?v=6WruncSoCdI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5:35:26.671582168</meta:creation-date>
    <dc:date>2019-11-03T14:41:38.116054414</dc:date>
    <meta:editing-duration>PT3H1M46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18" meta:word-count="31" meta:character-count="768" meta:non-whitespace-character-count="755"/>
  </office:meta>
</office:document-meta>
</file>